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ec39"/>
    </style:style>
    <style:style style:name="P2" style:family="paragraph" style:parent-style-name="Standard">
      <style:text-properties officeooo:paragraph-rsid="0010a387"/>
    </style:style>
    <style:style style:name="P3" style:family="paragraph" style:parent-style-name="Standard">
      <style:text-properties style:font-name="Liberation Mono" fo:font-size="8pt" officeooo:rsid="00082fd7" officeooo:paragraph-rsid="000cf318" fo:background-color="#d4ea6b" style:font-size-asian="8pt" style:font-size-complex="8pt"/>
    </style:style>
    <style:style style:name="P4" style:family="paragraph" style:parent-style-name="Standard">
      <style:text-properties style:font-name="Liberation Mono" fo:font-size="8pt" officeooo:paragraph-rsid="0005ec39" fo:background-color="#d4ea6b" style:font-size-asian="8pt" style:font-size-complex="8pt"/>
    </style:style>
    <style:style style:name="P5" style:family="paragraph" style:parent-style-name="Standard">
      <style:text-properties style:font-name="Liberation Mono" fo:font-size="8pt" officeooo:paragraph-rsid="0017cf39" style:font-size-asian="8pt" style:font-size-complex="8pt"/>
    </style:style>
    <style:style style:name="P6" style:family="paragraph" style:parent-style-name="Standard">
      <style:text-properties style:font-name="Liberation Mono" fo:font-size="8pt" officeooo:paragraph-rsid="000cf318" style:font-size-asian="8pt" style:font-size-complex="8pt"/>
    </style:style>
    <style:style style:name="P7" style:family="paragraph" style:parent-style-name="Standard">
      <style:text-properties style:font-name="Liberation Mono" fo:font-size="8pt" officeooo:paragraph-rsid="00082fd7" style:font-size-asian="8pt" style:font-size-complex="8pt"/>
    </style:style>
    <style:style style:name="P8" style:family="paragraph" style:parent-style-name="Standard">
      <style:text-properties style:font-name="Liberation Mono" fo:font-size="8pt" officeooo:paragraph-rsid="000ef6d5" style:font-size-asian="8pt" style:font-size-complex="8pt"/>
    </style:style>
    <style:style style:name="P9" style:family="paragraph" style:parent-style-name="Standard">
      <style:text-properties style:font-name="Liberation Mono" fo:font-size="8pt" officeooo:paragraph-rsid="0010d455" style:font-size-asian="8pt" style:font-size-complex="8pt"/>
    </style:style>
    <style:style style:name="P10" style:family="paragraph" style:parent-style-name="Standard">
      <style:text-properties style:font-name="Liberation Mono" fo:font-size="8pt" officeooo:paragraph-rsid="000dd4f6" style:font-size-asian="8pt" style:font-size-complex="8pt"/>
    </style:style>
    <style:style style:name="P11" style:family="paragraph" style:parent-style-name="Standard">
      <style:text-properties style:font-name="Liberation Mono" fo:font-size="8pt" officeooo:paragraph-rsid="00232f4d" style:font-size-asian="8pt" style:font-size-complex="8pt"/>
    </style:style>
    <style:style style:name="P12" style:family="paragraph" style:parent-style-name="Standard">
      <style:text-properties style:font-name="Liberation Mono" fo:font-size="8pt" officeooo:rsid="00082fd7" officeooo:paragraph-rsid="000cf318" fo:background-color="transparent" style:font-size-asian="8pt" style:font-size-complex="8pt"/>
    </style:style>
    <style:style style:name="P13" style:family="paragraph" style:parent-style-name="Standard">
      <style:text-properties style:font-name="Liberation Mono" fo:font-size="8pt" fo:font-weight="normal" officeooo:rsid="00082fd7" officeooo:paragraph-rsid="00082fd7" fo:background-color="#d4ea6b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Liberation Mono" fo:font-size="8pt" fo:font-weight="normal" officeooo:rsid="00082fd7" officeooo:paragraph-rsid="001c6977" fo:background-color="#d4ea6b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Liberation Mono" fo:font-size="8pt" fo:font-weight="normal" officeooo:rsid="000cf318" officeooo:paragraph-rsid="00082fd7" fo:background-color="#d4ea6b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Liberation Mono" fo:font-size="8pt" fo:font-weight="normal" officeooo:rsid="000cf318" officeooo:paragraph-rsid="0010a387" fo:background-color="#d4ea6b" style:font-size-asian="8pt" style:font-weight-asian="normal" style:font-size-complex="8pt" style:font-weight-complex="normal"/>
    </style:style>
    <style:style style:name="P17" style:family="paragraph" style:parent-style-name="Standard">
      <style:text-properties style:font-name="Liberation Mono" fo:font-size="8pt" fo:font-weight="normal" officeooo:rsid="000cf318" officeooo:paragraph-rsid="0010fde3" fo:background-color="#d4ea6b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Liberation Mono" fo:font-size="8pt" fo:font-weight="normal" officeooo:rsid="00082fd7" officeooo:paragraph-rsid="0005ec39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Liberation Mono" fo:font-size="8pt" fo:font-weight="normal" officeooo:rsid="00082fd7" officeooo:paragraph-rsid="00082fd7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Liberation Mono" fo:font-size="8pt" fo:font-weight="normal" officeooo:rsid="00082fd7" officeooo:paragraph-rsid="000ef6d5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Liberation Mono" fo:font-size="8pt" fo:font-weight="normal" officeooo:rsid="00082fd7" officeooo:paragraph-rsid="0014cbe6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Liberation Mono" fo:font-size="8pt" fo:font-weight="normal" officeooo:rsid="000cf318" officeooo:paragraph-rsid="000e246e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Liberation Mono" fo:font-size="8pt" fo:font-weight="normal" officeooo:rsid="000dd4f6" officeooo:paragraph-rsid="00082fd7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Liberation Mono" fo:font-size="8pt" fo:font-weight="normal" officeooo:paragraph-rsid="000dd4f6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Liberation Mono" fo:font-size="8pt" fo:font-weight="normal" officeooo:rsid="002a5db7" officeooo:paragraph-rsid="000dd4f6" style:font-size-asian="8pt" style:font-weight-asian="normal" style:font-size-complex="8pt" style:font-weight-complex="normal"/>
    </style:style>
    <style:style style:name="P26" style:family="paragraph" style:parent-style-name="Standard">
      <style:text-properties officeooo:paragraph-rsid="001d8cab"/>
    </style:style>
    <style:style style:name="P27" style:family="paragraph" style:parent-style-name="Standard">
      <style:text-properties officeooo:paragraph-rsid="00207924"/>
    </style:style>
    <style:style style:name="P28" style:family="paragraph" style:parent-style-name="Standard">
      <style:text-properties fo:font-size="8pt" officeooo:paragraph-rsid="0017cf39" style:font-size-asian="8pt" style:font-size-complex="8pt"/>
    </style:style>
    <style:style style:name="P29" style:family="paragraph" style:parent-style-name="Standard">
      <style:text-properties fo:font-size="8pt" officeooo:paragraph-rsid="0014cbe6" style:font-size-asian="8pt" style:font-size-complex="8pt"/>
    </style:style>
    <style:style style:name="P30" style:family="paragraph" style:parent-style-name="Standard">
      <style:text-properties fo:font-size="8pt" officeooo:paragraph-rsid="001c6977" style:font-size-asian="8pt" style:font-size-complex="8pt"/>
    </style:style>
    <style:style style:name="P31" style:family="paragraph" style:parent-style-name="Standard">
      <style:text-properties fo:font-size="8pt" officeooo:paragraph-rsid="00232f4d" style:font-size-asian="8pt" style:font-size-complex="8pt"/>
    </style:style>
    <style:style style:name="P32" style:family="paragraph" style:parent-style-name="Standard">
      <style:text-properties officeooo:paragraph-rsid="0021ab7d"/>
    </style:style>
    <style:style style:name="P33" style:family="paragraph" style:parent-style-name="Standard">
      <style:text-properties officeooo:paragraph-rsid="00226f76"/>
    </style:style>
    <style:style style:name="P34" style:family="paragraph" style:parent-style-name="Preformatted_20_Text">
      <style:text-properties style:font-name="Liberation Mono" fo:font-size="8pt" fo:font-weight="normal" officeooo:rsid="0039b667" officeooo:paragraph-rsid="00118313" style:font-size-asian="8pt" style:font-weight-asian="normal" style:font-size-complex="8pt" style:font-weight-complex="normal"/>
    </style:style>
    <style:style style:name="P35" style:family="paragraph" style:parent-style-name="Preformatted_20_Text">
      <style:text-properties style:font-name="Liberation Mono" fo:font-size="8pt" fo:font-weight="normal" officeooo:rsid="0039b667" officeooo:paragraph-rsid="00118313" fo:background-color="#d4ea6b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Liberation Mono" fo:font-size="8pt" fo:font-weight="normal" officeooo:rsid="00082fd7" officeooo:paragraph-rsid="0028ed0f" fo:background-color="#d4ea6b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Liberation Mono" fo:font-size="8pt" fo:font-weight="normal" officeooo:rsid="0028ed0f" officeooo:paragraph-rsid="0028ed0f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Liberation Mono" fo:font-size="8pt" fo:font-weight="normal" officeooo:rsid="0028ed0f" officeooo:paragraph-rsid="002a448c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Liberation Mono" fo:font-size="8pt" fo:font-weight="normal" officeooo:rsid="0028ed0f" officeooo:paragraph-rsid="002b9663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Liberation Mono" fo:font-size="8pt" fo:font-weight="normal" officeooo:rsid="0028ed0f" officeooo:paragraph-rsid="002d4a2d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Liberation Mono" fo:font-size="8pt" fo:font-weight="normal" officeooo:rsid="00126482" officeooo:paragraph-rsid="00126482" style:font-size-asian="8pt" style:font-weight-asian="normal" style:font-size-complex="8pt" style:font-weight-complex="normal"/>
    </style:style>
    <style:style style:name="P42" style:family="paragraph" style:parent-style-name="Standard">
      <style:text-properties style:font-name="Liberation Mono" fo:font-size="8pt" officeooo:rsid="00082fd7" officeooo:paragraph-rsid="000cf318" fo:background-color="#d4ea6b" style:font-size-asian="8pt" style:font-size-complex="8pt"/>
    </style:style>
    <style:style style:name="P43" style:family="paragraph" style:parent-style-name="Standard">
      <style:text-properties style:font-name="Liberation Mono" fo:font-size="8pt" officeooo:rsid="00082fd7" officeooo:paragraph-rsid="000cf318" fo:background-color="transparent" style:font-size-asian="8pt" style:font-size-complex="8pt"/>
    </style:style>
    <style:style style:name="P44" style:family="paragraph" style:parent-style-name="Standard">
      <style:text-properties officeooo:paragraph-rsid="0027d79d"/>
    </style:style>
    <style:style style:name="P45" style:family="paragraph" style:parent-style-name="Standard">
      <style:text-properties fo:font-size="8pt" officeooo:paragraph-rsid="0027d79d" style:font-size-asian="8pt" style:font-size-complex="8pt"/>
    </style:style>
    <style:style style:name="P46" style:family="paragraph" style:parent-style-name="Standard">
      <style:text-properties fo:font-size="8pt" officeooo:paragraph-rsid="00286f5f" style:font-size-asian="8pt" style:font-size-complex="8pt"/>
    </style:style>
    <style:style style:name="P47" style:family="paragraph" style:parent-style-name="Standard">
      <style:text-properties officeooo:paragraph-rsid="00286f5f"/>
    </style:style>
    <style:style style:name="P48" style:family="paragraph" style:parent-style-name="Standard">
      <style:text-properties officeooo:paragraph-rsid="0028ed0f"/>
    </style:style>
    <style:style style:name="P49" style:family="paragraph" style:parent-style-name="Standard">
      <style:text-properties officeooo:paragraph-rsid="002a448c"/>
    </style:style>
    <style:style style:name="P50" style:family="paragraph" style:parent-style-name="Standard">
      <style:text-properties officeooo:paragraph-rsid="002b9663"/>
    </style:style>
    <style:style style:name="P51" style:family="paragraph" style:parent-style-name="Standard">
      <style:text-properties officeooo:paragraph-rsid="002d4a2d"/>
    </style:style>
    <style:style style:name="P52" style:family="paragraph" style:parent-style-name="Standard">
      <style:text-properties fo:color="#000000" style:font-name="Liberation Mono" fo:font-size="8pt" fo:font-weight="normal" officeooo:rsid="0039b667" officeooo:paragraph-rsid="00126482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text-properties fo:color="#000000" style:font-name="Liberation Mono" fo:font-size="8pt" fo:font-weight="normal" officeooo:rsid="0039b667" officeooo:paragraph-rsid="00333a53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text-properties fo:color="#000000" style:font-name="Liberation Mono" fo:font-size="8pt" fo:font-weight="normal" officeooo:rsid="00126482" officeooo:paragraph-rsid="00333a53" fo:background-color="#d4ea6b" style:font-name-asian="Noto Sans Mono CJK SC" style:font-size-asian="8pt" style:font-weight-asian="normal" style:font-name-complex="Liberation Mono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c4c4" style:font-weight-asian="normal" style:font-weight-complex="normal"/>
    </style:style>
    <style:style style:name="T3" style:family="text">
      <style:text-properties fo:font-weight="normal" officeooo:rsid="001b64c7" style:font-weight-asian="normal" style:font-weight-complex="normal"/>
    </style:style>
    <style:style style:name="T4" style:family="text">
      <style:text-properties fo:font-weight="normal" officeooo:rsid="001b9cb2" style:font-weight-asian="normal" style:font-weight-complex="normal"/>
    </style:style>
    <style:style style:name="T5" style:family="text">
      <style:text-properties fo:font-weight="normal" officeooo:rsid="0019ae34" style:font-weight-asian="normal" style:font-weight-complex="normal"/>
    </style:style>
    <style:style style:name="T6" style:family="text">
      <style:text-properties fo:font-weight="normal" officeooo:rsid="00082fd7" style:font-weight-asian="normal" style:font-weight-complex="normal"/>
    </style:style>
    <style:style style:name="T7" style:family="text">
      <style:text-properties fo:font-weight="normal" officeooo:rsid="00097db7" style:font-weight-asian="normal" style:font-weight-complex="normal"/>
    </style:style>
    <style:style style:name="T8" style:family="text">
      <style:text-properties fo:font-weight="normal" officeooo:rsid="0039b667" style:font-weight-asian="normal" style:font-weight-complex="normal"/>
    </style:style>
    <style:style style:name="T9" style:family="text">
      <style:text-properties fo:font-weight="normal" officeooo:rsid="002dd544" style:font-weight-asian="normal" style:font-weight-complex="normal"/>
    </style:style>
    <style:style style:name="T10" style:family="text">
      <style:text-properties fo:font-weight="normal" officeooo:rsid="002a5db7" style:font-weight-asian="normal" style:font-weight-complex="normal"/>
    </style:style>
    <style:style style:name="T11" style:family="text">
      <style:text-properties fo:font-weight="normal" officeooo:rsid="00300ada" style:font-weight-asian="normal" style:font-weight-complex="normal"/>
    </style:style>
    <style:style style:name="T12" style:family="text">
      <style:text-properties fo:font-weight="normal" officeooo:rsid="003c3aa2" style:font-weight-asian="normal" style:font-weight-complex="normal"/>
    </style:style>
    <style:style style:name="T13" style:family="text">
      <style:text-properties fo:font-weight="normal" officeooo:rsid="00291799" style:font-weight-asian="normal" style:font-weight-complex="normal"/>
    </style:style>
    <style:style style:name="T14" style:family="text">
      <style:text-properties fo:font-weight="normal" officeooo:rsid="003740f4" style:font-weight-asian="normal" style:font-weight-complex="normal"/>
    </style:style>
    <style:style style:name="T15" style:family="text">
      <style:text-properties fo:font-weight="normal" officeooo:rsid="00278b4c" style:font-weight-asian="normal" style:font-weight-complex="normal"/>
    </style:style>
    <style:style style:name="T16" style:family="text">
      <style:text-properties fo:font-weight="normal" officeooo:rsid="00183101" style:font-weight-asian="normal" style:font-weight-complex="normal"/>
    </style:style>
    <style:style style:name="T17" style:family="text">
      <style:text-properties fo:font-weight="normal" officeooo:rsid="003540e9" style:font-weight-asian="normal" style:font-weight-complex="normal"/>
    </style:style>
    <style:style style:name="T18" style:family="text">
      <style:text-properties fo:font-weight="normal" officeooo:rsid="000ef6d5" style:font-weight-asian="normal" style:font-weight-complex="normal"/>
    </style:style>
    <style:style style:name="T19" style:family="text">
      <style:text-properties fo:font-weight="normal" officeooo:rsid="0010d455" style:font-weight-asian="normal" style:font-weight-complex="normal"/>
    </style:style>
    <style:style style:name="T20" style:family="text">
      <style:text-properties fo:font-weight="normal" officeooo:rsid="0018f7fe" style:font-weight-asian="normal" style:font-weight-complex="normal"/>
    </style:style>
    <style:style style:name="T21" style:family="text">
      <style:text-properties fo:font-weight="normal" officeooo:rsid="00232f4d" style:font-weight-asian="normal" style:font-weight-complex="normal"/>
    </style:style>
    <style:style style:name="T22" style:family="text">
      <style:text-properties fo:font-weight="normal" officeooo:rsid="00333a53" style:font-weight-asian="normal" style:font-weight-complex="normal"/>
    </style:style>
    <style:style style:name="T23" style:family="text">
      <style:text-properties fo:font-weight="normal" officeooo:rsid="000cf318" fo:background-color="#d4ea6b" loext:char-shading-value="0" style:font-weight-asian="normal" style:font-weight-complex="normal"/>
    </style:style>
    <style:style style:name="T24" style:family="text">
      <style:text-properties fo:font-weight="normal" officeooo:rsid="000ef6d5" fo:background-color="#d4ea6b" loext:char-shading-value="0" style:font-weight-asian="normal" style:font-weight-complex="normal"/>
    </style:style>
    <style:style style:name="T25" style:family="text">
      <style:text-properties fo:font-weight="normal" officeooo:rsid="000dd4f6" fo:background-color="#d4ea6b" loext:char-shading-value="0" style:font-weight-asian="normal" style:font-weight-complex="normal"/>
    </style:style>
    <style:style style:name="T26" style:family="text">
      <style:text-properties fo:font-weight="normal" officeooo:rsid="00082fd7" fo:background-color="#d4ea6b" loext:char-shading-value="0" style:font-weight-asian="normal" style:font-weight-complex="normal"/>
    </style:style>
    <style:style style:name="T27" style:family="text">
      <style:text-properties officeooo:rsid="00082fd7"/>
    </style:style>
    <style:style style:name="T28" style:family="text">
      <style:text-properties officeooo:rsid="001b64c7"/>
    </style:style>
    <style:style style:name="T29" style:family="text">
      <style:text-properties officeooo:rsid="001b9cb2"/>
    </style:style>
    <style:style style:name="T30" style:family="text">
      <style:text-properties officeooo:rsid="0019ae34"/>
    </style:style>
    <style:style style:name="T31" style:family="text">
      <style:text-properties officeooo:rsid="001728f3"/>
    </style:style>
    <style:style style:name="T32" style:family="text">
      <style:text-properties officeooo:rsid="001e96e1"/>
    </style:style>
    <style:style style:name="T33" style:family="text">
      <style:text-properties officeooo:rsid="00257960"/>
    </style:style>
    <style:style style:name="T34" style:family="text">
      <style:text-properties officeooo:rsid="0023870b"/>
    </style:style>
    <style:style style:name="T35" style:family="text">
      <style:text-properties officeooo:rsid="00183101"/>
    </style:style>
    <style:style style:name="T36" style:family="text">
      <style:text-properties style:font-name="Liberation Mono"/>
    </style:style>
    <style:style style:name="T37" style:family="text">
      <style:text-properties style:font-name="Liberation Mono" officeooo:rsid="001728f3"/>
    </style:style>
    <style:style style:name="T38" style:family="text">
      <style:text-properties style:font-name="Liberation Mono" officeooo:rsid="001e96e1"/>
    </style:style>
    <style:style style:name="T39" style:family="text">
      <style:text-properties style:font-name="Liberation Mono" officeooo:rsid="0017cf39"/>
    </style:style>
    <style:style style:name="T40" style:family="text">
      <style:text-properties style:font-name="Liberation Mono" officeooo:rsid="00257960"/>
    </style:style>
    <style:style style:name="T41" style:family="text">
      <style:text-properties style:font-name="Liberation Mono" officeooo:rsid="0023870b"/>
    </style:style>
    <style:style style:name="T42" style:family="text">
      <style:text-properties style:font-name="Liberation Mono" fo:font-weight="normal" officeooo:rsid="003aa622" style:font-weight-asian="normal" style:font-weight-complex="normal"/>
    </style:style>
    <style:style style:name="T43" style:family="text">
      <style:text-properties style:font-name="Liberation Mono" fo:font-weight="normal" officeooo:rsid="000cf318" style:font-weight-asian="normal" style:font-weight-complex="normal"/>
    </style:style>
    <style:style style:name="T44" style:family="text">
      <style:text-properties style:font-name="Liberation Mono" fo:font-weight="normal" officeooo:rsid="001e1944" style:font-weight-asian="normal" style:font-weight-complex="normal"/>
    </style:style>
    <style:style style:name="T45" style:family="text">
      <style:text-properties style:font-name="Liberation Mono" fo:font-weight="normal" officeooo:rsid="0014cbe6" style:font-weight-asian="normal" style:font-weight-complex="normal"/>
    </style:style>
    <style:style style:name="T46" style:family="text">
      <style:text-properties style:font-name="Liberation Mono" fo:font-weight="normal" officeooo:rsid="001d8cab" style:font-weight-asian="normal" style:font-weight-complex="normal"/>
    </style:style>
    <style:style style:name="T47" style:family="text">
      <style:text-properties style:font-name="Liberation Mono" fo:font-weight="normal" officeooo:rsid="00082fd7" style:font-weight-asian="normal" style:font-weight-complex="normal"/>
    </style:style>
    <style:style style:name="T48" style:family="text">
      <style:text-properties style:font-name="Liberation Mono" fo:font-weight="normal" officeooo:rsid="00232f4d" style:font-weight-asian="normal" style:font-weight-complex="normal"/>
    </style:style>
    <style:style style:name="T49" style:family="text">
      <style:text-properties style:font-name="Liberation Mono" fo:font-weight="normal" officeooo:rsid="00082fd7" fo:background-color="#d4ea6b" loext:char-shading-value="0" style:font-weight-asian="normal" style:font-weight-complex="normal"/>
    </style:style>
    <style:style style:name="T50" style:family="text">
      <style:text-properties style:font-name="Liberation Mono" fo:font-weight="normal" officeooo:rsid="001c6977" fo:background-color="#d4ea6b" loext:char-shading-value="0" style:font-weight-asian="normal" style:font-weight-complex="normal"/>
    </style:style>
    <style:style style:name="T51" style:family="text">
      <style:text-properties style:font-name="Liberation Mono" fo:font-size="8pt" style:font-size-asian="8pt" style:font-size-complex="8pt"/>
    </style:style>
    <style:style style:name="T52" style:family="text">
      <style:text-properties style:font-name="Liberation Mono" fo:font-size="8pt" officeooo:rsid="0038195e" style:font-size-asian="8pt" style:font-size-complex="8pt"/>
    </style:style>
    <style:style style:name="T53" style:family="text">
      <style:text-properties style:font-name="Liberation Mono" fo:font-size="8pt" officeooo:rsid="003aa622" style:font-size-asian="8pt" style:font-size-complex="8pt"/>
    </style:style>
    <style:style style:name="T54" style:family="text">
      <style:text-properties style:font-name="Liberation Mono" fo:font-size="8pt" officeooo:rsid="00286f5f" style:font-size-asian="8pt" style:font-size-complex="8pt"/>
    </style:style>
    <style:style style:name="T55" style:family="text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T56" style:family="text">
      <style:text-properties style:font-name="Liberation Mono" fo:font-size="8pt" fo:font-weight="normal" officeooo:rsid="00207924" style:font-size-asian="8pt" style:font-weight-asian="normal" style:font-size-complex="8pt" style:font-weight-complex="normal"/>
    </style:style>
    <style:style style:name="T57" style:family="text">
      <style:text-properties style:font-name="Liberation Mono" fo:font-size="8pt" fo:font-weight="normal" officeooo:rsid="0022c4c4" style:font-size-asian="8pt" style:font-weight-asian="normal" style:font-size-complex="8pt" style:font-weight-complex="normal"/>
    </style:style>
    <style:style style:name="T58" style:family="text">
      <style:text-properties style:font-name="Liberation Mono" fo:font-size="8pt" fo:font-weight="normal" officeooo:rsid="0038195e" style:font-size-asian="8pt" style:font-weight-asian="normal" style:font-size-complex="8pt" style:font-weight-complex="normal"/>
    </style:style>
    <style:style style:name="T59" style:family="text">
      <style:text-properties style:font-name="Liberation Mono" fo:font-size="8pt" fo:font-weight="normal" officeooo:rsid="0033abe1" style:font-size-asian="8pt" style:font-weight-asian="normal" style:font-size-complex="8pt" style:font-weight-complex="normal"/>
    </style:style>
    <style:style style:name="T60" style:family="text">
      <style:text-properties style:font-name="Liberation Mono" fo:font-size="8pt" fo:font-weight="normal" officeooo:rsid="003aa622" style:font-size-asian="8pt" style:font-weight-asian="normal" style:font-size-complex="8pt" style:font-weight-complex="normal"/>
    </style:style>
    <style:style style:name="T61" style:family="text">
      <style:text-properties style:font-name="Liberation Mono" fo:font-size="8pt" fo:font-weight="normal" officeooo:rsid="00065740" style:font-size-asian="8pt" style:font-weight-asian="normal" style:font-size-complex="8pt" style:font-weight-complex="normal"/>
    </style:style>
    <style:style style:name="T62" style:family="text">
      <style:text-properties style:font-name="Liberation Mono" fo:font-size="8pt" fo:font-weight="normal" officeooo:rsid="000cf318" style:font-size-asian="8pt" style:font-weight-asian="normal" style:font-size-complex="8pt" style:font-weight-complex="normal"/>
    </style:style>
    <style:style style:name="T63" style:family="text">
      <style:text-properties style:font-name="Liberation Mono" fo:font-size="8pt" fo:font-weight="normal" officeooo:rsid="000e246e" style:font-size-asian="8pt" style:font-weight-asian="normal" style:font-size-complex="8pt" style:font-weight-complex="normal"/>
    </style:style>
    <style:style style:name="T64" style:family="text">
      <style:text-properties style:font-name="Liberation Mono" fo:font-size="8pt" fo:font-weight="normal" officeooo:rsid="0019b56f" style:font-size-asian="8pt" style:font-weight-asian="normal" style:font-size-complex="8pt" style:font-weight-complex="normal"/>
    </style:style>
    <style:style style:name="T65" style:family="text">
      <style:text-properties style:font-name="Liberation Mono" fo:font-size="8pt" fo:font-weight="normal" officeooo:rsid="0010a387" style:font-size-asian="8pt" style:font-weight-asian="normal" style:font-size-complex="8pt" style:font-weight-complex="normal"/>
    </style:style>
    <style:style style:name="T66" style:family="text">
      <style:text-properties style:font-name="Liberation Mono" fo:font-size="8pt" fo:font-weight="normal" officeooo:rsid="0018f7fe" style:font-size-asian="8pt" style:font-weight-asian="normal" style:font-size-complex="8pt" style:font-weight-complex="normal"/>
    </style:style>
    <style:style style:name="T67" style:family="text">
      <style:text-properties style:font-name="Liberation Mono" fo:font-size="8pt" fo:font-weight="normal" officeooo:rsid="001e1944" style:font-size-asian="8pt" style:font-weight-asian="normal" style:font-size-complex="8pt" style:font-weight-complex="normal"/>
    </style:style>
    <style:style style:name="T68" style:family="text">
      <style:text-properties style:font-name="Liberation Mono" fo:font-size="8pt" fo:font-weight="normal" officeooo:rsid="0014cbe6" style:font-size-asian="8pt" style:font-weight-asian="normal" style:font-size-complex="8pt" style:font-weight-complex="normal"/>
    </style:style>
    <style:style style:name="T69" style:family="text">
      <style:text-properties style:font-name="Liberation Mono" fo:font-size="8pt" fo:font-weight="normal" officeooo:rsid="001d8cab" style:font-size-asian="8pt" style:font-weight-asian="normal" style:font-size-complex="8pt" style:font-weight-complex="normal"/>
    </style:style>
    <style:style style:name="T70" style:family="text">
      <style:text-properties style:font-name="Liberation Mono" fo:font-size="8pt" fo:font-weight="normal" officeooo:rsid="0021ab7d" style:font-size-asian="8pt" style:font-weight-asian="normal" style:font-size-complex="8pt" style:font-weight-complex="normal"/>
    </style:style>
    <style:style style:name="T71" style:family="text">
      <style:text-properties style:font-name="Liberation Mono" fo:font-size="8pt" fo:font-weight="normal" officeooo:rsid="00226f76" style:font-size-asian="8pt" style:font-weight-asian="normal" style:font-size-complex="8pt" style:font-weight-complex="normal"/>
    </style:style>
    <style:style style:name="T72" style:family="text">
      <style:text-properties style:font-name="Liberation Mono" fo:font-size="8pt" fo:font-weight="normal" officeooo:rsid="00286f5f" style:font-size-asian="8pt" style:font-weight-asian="normal" style:font-size-complex="8pt" style:font-weight-complex="normal"/>
    </style:style>
    <style:style style:name="T73" style:family="text">
      <style:text-properties style:font-name="Liberation Mono" fo:font-size="8pt" fo:font-weight="normal" officeooo:rsid="0028ed0f" style:font-size-asian="8pt" style:font-weight-asian="normal" style:font-size-complex="8pt" style:font-weight-complex="normal"/>
    </style:style>
    <style:style style:name="T74" style:family="text">
      <style:text-properties style:font-name="Liberation Mono" fo:font-size="8pt" fo:font-weight="normal" officeooo:rsid="001728f3" style:font-size-asian="8pt" style:font-weight-asian="normal" style:font-size-complex="8pt" style:font-weight-complex="normal"/>
    </style:style>
    <style:style style:name="T75" style:family="text">
      <style:text-properties style:font-name="Liberation Mono" fo:font-size="8pt" fo:font-weight="normal" officeooo:rsid="00257960" style:font-size-asian="8pt" style:font-weight-asian="normal" style:font-size-complex="8pt" style:font-weight-complex="normal"/>
    </style:style>
    <style:style style:name="T76" style:family="text">
      <style:text-properties style:font-name="Liberation Mono" fo:font-size="8pt" fo:font-weight="normal" officeooo:rsid="002a448c" style:font-size-asian="8pt" style:font-weight-asian="normal" style:font-size-complex="8pt" style:font-weight-complex="normal"/>
    </style:style>
    <style:style style:name="T77" style:family="text">
      <style:text-properties style:font-name="Liberation Mono" fo:font-size="8pt" fo:font-weight="normal" officeooo:rsid="00278b4c" style:font-size-asian="8pt" style:font-weight-asian="normal" style:font-size-complex="8pt" style:font-weight-complex="normal"/>
    </style:style>
    <style:style style:name="T78" style:family="text">
      <style:text-properties style:font-name="Liberation Mono" fo:font-size="8pt" fo:font-weight="normal" officeooo:rsid="00183101" style:font-size-asian="8pt" style:font-weight-asian="normal" style:font-size-complex="8pt" style:font-weight-complex="normal"/>
    </style:style>
    <style:style style:name="T79" style:family="text">
      <style:text-properties style:font-name="Liberation Mono" fo:font-size="8pt" fo:font-weight="normal" officeooo:rsid="002b9663" style:font-size-asian="8pt" style:font-weight-asian="normal" style:font-size-complex="8pt" style:font-weight-complex="normal"/>
    </style:style>
    <style:style style:name="T80" style:family="text">
      <style:text-properties style:font-name="Liberation Mono" fo:font-size="8pt" fo:font-weight="normal" officeooo:rsid="002c991a" style:font-size-asian="8pt" style:font-weight-asian="normal" style:font-size-complex="8pt" style:font-weight-complex="normal"/>
    </style:style>
    <style:style style:name="T81" style:family="text">
      <style:text-properties style:font-name="Liberation Mono" fo:font-size="8pt" fo:font-weight="normal" officeooo:rsid="002d4a2d" style:font-size-asian="8pt" style:font-weight-asian="normal" style:font-size-complex="8pt" style:font-weight-complex="normal"/>
    </style:style>
    <style:style style:name="T82" style:family="text">
      <style:text-properties style:font-name="Liberation Mono" fo:font-size="8pt" fo:font-weight="normal" officeooo:rsid="002d9b3e" style:font-size-asian="8pt" style:font-weight-asian="normal" style:font-size-complex="8pt" style:font-weight-complex="normal"/>
    </style:style>
    <style:style style:name="T83" style:family="text">
      <style:text-properties style:font-name="Liberation Mono" fo:font-size="8pt" fo:font-weight="normal" officeooo:rsid="000cf318" fo:background-color="#d4ea6b" loext:char-shading-value="0" style:font-size-asian="8pt" style:font-weight-asian="normal" style:font-size-complex="8pt" style:font-weight-complex="normal"/>
    </style:style>
    <style:style style:name="T84" style:family="text">
      <style:text-properties style:font-name="Liberation Mono" fo:font-size="8pt" fo:font-weight="normal" officeooo:rsid="0027d79d" fo:background-color="#d4ea6b" loext:char-shading-value="0" style:font-size-asian="8pt" style:font-weight-asian="normal" style:font-size-complex="8pt" style:font-weight-complex="normal"/>
    </style:style>
    <style:style style:name="T85" style:family="text">
      <style:text-properties officeooo:rsid="00126482"/>
    </style:style>
    <style:style style:name="T86" style:family="text">
      <style:text-properties officeooo:rsid="0017cf39"/>
    </style:style>
    <style:style style:name="T87" style:family="text">
      <style:text-properties fo:background-color="#d4ea6b" loext:char-shading-value="0"/>
    </style:style>
    <style:style style:name="T88" style:family="text">
      <style:text-properties officeooo:rsid="00082fd7" fo:background-color="#d4ea6b" loext:char-shading-value="0"/>
    </style:style>
    <style:style style:name="T89" style:family="text">
      <style:text-properties officeooo:rsid="00232f4d"/>
    </style:style>
    <style:style style:name="T90" style:family="text">
      <style:text-properties officeooo:rsid="0039b667"/>
    </style:style>
    <style:style style:name="T91" style:family="text">
      <style:text-properties officeooo:rsid="002dd544"/>
    </style:style>
    <style:style style:name="T92" style:family="text">
      <style:text-properties officeooo:rsid="002a5db7"/>
    </style:style>
    <style:style style:name="T93" style:family="text">
      <style:text-properties officeooo:rsid="00300ada"/>
    </style:style>
    <style:style style:name="T94" style:family="text">
      <style:text-properties officeooo:rsid="003540e9"/>
    </style:style>
    <style:style style:name="T95" style:family="text">
      <style:text-properties officeooo:rsid="00278b4c"/>
    </style:style>
    <style:style style:name="T96" style:family="text">
      <style:text-properties officeooo:rsid="002a448c"/>
    </style:style>
    <style:style style:name="T97" style:family="text">
      <style:text-properties officeooo:rsid="002b9663"/>
    </style:style>
    <style:style style:name="T98" style:family="text">
      <style:text-properties officeooo:rsid="002c991a"/>
    </style:style>
    <style:style style:name="T99" style:family="text">
      <style:text-properties officeooo:rsid="002d4a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">CREATE CONSTRAINT IF NOT EXISTS ON (</text:span><text:span text:style-name="T22">o</text:span><text:span text:style-name="T2">: `Osoba`) ASSERT </text:span><text:span text:style-name="T22">o</text:span><text:span text:style-name="T2">.`OIB` IS UNIQUE;</text:span></text:p>
      <text:p text:style-name="P3"><text:span text:style-name="T2"/></text:p>
      <text:p text:style-name="P3"><text:span text:style-name="T2">// K</text:span><text:span text:style-name="T1">reiranje županije, grada i ulice</text:span></text:p>
      <text:p text:style-name="P45"><text:span text:style-name="T36">CREATE</text:span></text:p>
      <text:p text:style-name="P45"><text:span text:style-name="T36">(</text:span><text:span text:style-name="T37">z1</text:span><text:span text:style-name="T36">:</text:span><text:span text:style-name="T37">Županija</text:span><text:span text:style-name="T36"> {</text:span><text:span text:style-name="T37">naziv_</text:span><text:span text:style-name="T38">zupanije</text:span><text:span text:style-name="T36">:'</text:span><text:span text:style-name="T37">Grad Zagreb</text:span><text:span text:style-name="T36">', </text:span><text:span text:style-name="T39">id_zupanija</text:span><text:span text:style-name="T40">:'zup_gr_zg'</text:span><text:span text:style-name="T36">}),</text:span></text:p>
      <text:p text:style-name="P28"><text:span text:style-name="T36">(</text:span><text:span text:style-name="T37">g1</text:span><text:span text:style-name="T36">:</text:span><text:span text:style-name="T37">Grad </text:span><text:span text:style-name="T36">{</text:span><text:span text:style-name="T37">naziv_</text:span><text:span text:style-name="T38">grada</text:span><text:span text:style-name="T36">:'</text:span><text:span text:style-name="T37">Zagreb</text:span><text:span text:style-name="T36">', </text:span><text:span text:style-name="T39">id_grad</text:span><text:span text:style-name="T40">:'gr_zg'</text:span><text:span text:style-name="T36">}),</text:span></text:p>
      <text:p text:style-name="P28"><text:span text:style-name="T36">(</text:span><text:span text:style-name="T37">u1</text:span><text:span text:style-name="T36">:</text:span><text:span text:style-name="T37">Ulica </text:span><text:span text:style-name="T36">{</text:span><text:span text:style-name="T37">naziv_</text:span><text:span text:style-name="T38">ulice</text:span><text:span text:style-name="T36">:'</text:span><text:span text:style-name="T37">Borovci</text:span><text:span text:style-name="T36">', </text:span><text:span text:style-name="T41">id:'ul_001', </text:span><text:span text:style-name="T39">id_ulica</text:span><text:span text:style-name="T40">:'ul_gr_zg_01'</text:span><text:span text:style-name="T36">}),</text:span></text:p>
      <text:p text:style-name="P5">(<text:span text:style-name="T31">u2</text:span>:<text:span text:style-name="T31">Ulica </text:span>{<text:span text:style-name="T31">naziv_</text:span><text:span text:style-name="T32">ulice</text:span>:'<text:span text:style-name="T31">Dekanići</text:span>', <text:span text:style-name="T34">id:'ul_002', </text:span><text:span text:style-name="T86">id_ulica</text:span><text:span text:style-name="T33">:'ul_gr_zg_02'</text:span>}),</text:p>
      <text:p text:style-name="P5">(<text:span text:style-name="T31">z2</text:span>:<text:span text:style-name="T31">Županija</text:span> {<text:span text:style-name="T31">naziv_</text:span><text:span text:style-name="T32">zupanije</text:span>:'<text:span text:style-name="T31">Zagrebačka županija</text:span>', <text:span text:style-name="T86">id_zupanija</text:span><text:span text:style-name="T33">:'zup_zg'</text:span>}),</text:p>
      <text:p text:style-name="P5">(<text:span text:style-name="T31">g2</text:span>:<text:span text:style-name="T31">Grad </text:span>{<text:span text:style-name="T31">naziv_</text:span><text:span text:style-name="T32">grada</text:span>:'<text:span text:style-name="T31">Samobor</text:span>', <text:span text:style-name="T86">id_grad</text:span><text:span text:style-name="T33">:'gr_sam'</text:span>}),</text:p>
      <text:p text:style-name="P5">(<text:span text:style-name="T31">u</text:span><text:span text:style-name="T35">3</text:span>:<text:span text:style-name="T31">Ulica </text:span>{<text:span text:style-name="T31">naziv_</text:span><text:span text:style-name="T32">ulice</text:span>:'<text:span text:style-name="T35">Samostanska</text:span>', <text:span text:style-name="T86">id_ulica</text:span><text:span text:style-name="T33">:'ul_gr_sam_01'</text:span>}),</text:p>
      <text:p text:style-name="P5">(<text:span text:style-name="T31">u</text:span><text:span text:style-name="T35">4</text:span>:<text:span text:style-name="T31">Ulica </text:span>{<text:span text:style-name="T31">naziv_</text:span><text:span text:style-name="T32">ulice</text:span>:'<text:span text:style-name="T35">Lešće</text:span>', <text:s/><text:span text:style-name="T86">id_ulica</text:span><text:span text:style-name="T33">:'ul_gr_sam_02'</text:span>}),</text:p>
      <text:p text:style-name="P5">(<text:span text:style-name="T31">g3</text:span>:<text:span text:style-name="T31">Grad </text:span>{<text:span text:style-name="T31">naziv_</text:span><text:span text:style-name="T32">grada</text:span>:'<text:span text:style-name="T31">Dugo Selo</text:span>', <text:span text:style-name="T86">id_grad</text:span><text:span text:style-name="T33">:'gr_ds'</text:span>}),</text:p>
      <text:p text:style-name="P5">(<text:span text:style-name="T31">u</text:span><text:span text:style-name="T35">5</text:span>:<text:span text:style-name="T31">Ulica </text:span>{<text:span text:style-name="T31">naziv_</text:span><text:span text:style-name="T32">ulice</text:span>:'<text:span text:style-name="T35">Zagrebačka</text:span>', <text:span text:style-name="T86">id_ulica</text:span><text:span text:style-name="T33">:'ul_gr_ds_01'</text:span>}),</text:p>
      <text:p text:style-name="P5">(<text:span text:style-name="T31">u</text:span><text:span text:style-name="T35">6</text:span>:<text:span text:style-name="T31">Ulica </text:span>{<text:span text:style-name="T31">naziv_</text:span><text:span text:style-name="T32">ulice</text:span>:'<text:span text:style-name="T35">Vatrogasna</text:span>', <text:span text:style-name="T86">id_ulica</text:span><text:span text:style-name="T33">:'ul_gr_ds_02'</text:span>})</text:p>
      <text:p text:style-name="P6"><text:span text:style-name="T87">// </text:span><text:span text:style-name="T88">Kreiranje lokacijskih veza</text:span></text:p>
      <text:p text:style-name="P6">CREATE</text:p>
      <text:p text:style-name="P6">(<text:span text:style-name="T35">u1</text:span>)-[:<text:span text:style-name="T35">PRIPADA_GRADU</text:span>]-&gt;(<text:span text:style-name="T35">g1</text:span>),</text:p>
      <text:p text:style-name="P6">(<text:span text:style-name="T35">u1</text:span>)-[:<text:span text:style-name="T35">PRIPADA_</text:span><text:span text:style-name="T30">ZUPANIJI</text:span>]-&gt;(<text:span text:style-name="T30">z</text:span><text:span text:style-name="T35">1</text:span>),</text:p>
      <text:p text:style-name="P6">(<text:span text:style-name="T35">u</text:span><text:span text:style-name="T30">2</text:span>)-[:<text:span text:style-name="T35">PRIPADA_GRADU</text:span>]-&gt;(<text:span text:style-name="T35">g1</text:span>),</text:p>
      <text:p text:style-name="P6">(<text:span text:style-name="T35">u</text:span><text:span text:style-name="T30">2</text:span>)-[:<text:span text:style-name="T35">PRIPADA_</text:span><text:span text:style-name="T30">ZUPANIJI</text:span>]-&gt;(<text:span text:style-name="T30">z</text:span><text:span text:style-name="T35">1</text:span>),</text:p>
      <text:p text:style-name="P6">(<text:span text:style-name="T28">g1</text:span>)-[:<text:span text:style-name="T28">NALAZI_SE_U</text:span>]-&gt;(<text:span text:style-name="T30">z</text:span><text:span text:style-name="T35">1</text:span>)</text:p>
      <text:p text:style-name="P6">CREATE</text:p>
      <text:p text:style-name="P6">(<text:span text:style-name="T35">u</text:span><text:span text:style-name="T29">3</text:span>)-[:<text:span text:style-name="T35">PRIPADA_GRADU</text:span>]-&gt;(<text:span text:style-name="T35">g</text:span><text:span text:style-name="T29">2</text:span>),</text:p>
      <text:p text:style-name="P6">(<text:span text:style-name="T35">u</text:span><text:span text:style-name="T29">3</text:span>)-[:<text:span text:style-name="T35">PRIPADA_</text:span><text:span text:style-name="T30">ZUPANIJI</text:span>]-&gt;(<text:span text:style-name="T30">z</text:span><text:span text:style-name="T29">2</text:span>),</text:p>
      <text:p text:style-name="P6">(<text:span text:style-name="T35">u</text:span><text:span text:style-name="T29">4</text:span>)-[:<text:span text:style-name="T35">PRIPADA_GRADU</text:span>]-&gt;(<text:span text:style-name="T35">g</text:span><text:span text:style-name="T29">2</text:span>),</text:p>
      <text:p text:style-name="P6">(<text:span text:style-name="T35">u</text:span><text:span text:style-name="T29">4</text:span>)-[:<text:span text:style-name="T35">PRIPADA_</text:span><text:span text:style-name="T30">ZUPANIJI</text:span>]-&gt;(<text:span text:style-name="T30">z</text:span><text:span text:style-name="T29">2</text:span>),</text:p>
      <text:p text:style-name="P6">(<text:span text:style-name="T28">g</text:span><text:span text:style-name="T29">2</text:span>)-[:<text:span text:style-name="T28">NALAZI_SE_U</text:span>]-&gt;(<text:span text:style-name="T30">z</text:span><text:span text:style-name="T29">2</text:span>)</text:p>
      <text:p text:style-name="P6">CREATE</text:p>
      <text:p text:style-name="P6">(<text:span text:style-name="T35">u</text:span><text:span text:style-name="T29">5</text:span>)-[:<text:span text:style-name="T35">PRIPADA_GRADU</text:span>]-&gt;(<text:span text:style-name="T35">g</text:span><text:span text:style-name="T29">3</text:span>),</text:p>
      <text:p text:style-name="P6">(<text:span text:style-name="T35">u</text:span><text:span text:style-name="T29">5</text:span>)-[:<text:span text:style-name="T35">PRIPADA_</text:span><text:span text:style-name="T30">ZUPANIJI</text:span>]-&gt;(<text:span text:style-name="T30">z</text:span><text:span text:style-name="T29">2</text:span>),</text:p>
      <text:p text:style-name="P6">(<text:span text:style-name="T35">u</text:span><text:span text:style-name="T29">6</text:span>)-[:<text:span text:style-name="T35">PRIPADA_GRADU</text:span>]-&gt;(<text:span text:style-name="T35">g</text:span><text:span text:style-name="T29">3</text:span>),</text:p>
      <text:p text:style-name="P6">(<text:span text:style-name="T35">u</text:span><text:span text:style-name="T29">6</text:span>)-[:<text:span text:style-name="T35">PRIPADA_</text:span><text:span text:style-name="T30">ZUPANIJI</text:span>]-&gt;(<text:span text:style-name="T30">z</text:span><text:span text:style-name="T29">2</text:span>),</text:p>
      <text:p text:style-name="P12"><text:span text:style-name="T1">(</text:span><text:span text:style-name="T3">g</text:span><text:span text:style-name="T4">3</text:span><text:span text:style-name="T1">)-[:</text:span><text:span text:style-name="T3">NALAZI_SE_U</text:span><text:span text:style-name="T1">]-&gt;(</text:span><text:span text:style-name="T5">z</text:span><text:span text:style-name="T4">2</text:span><text:span text:style-name="T1">)</text:span></text:p>
      <text:p text:style-name="P4">// <text:span text:style-name="T27">Kreiranje osnovnih škola</text:span></text:p>
      <text:p text:style-name="P47"><text:span text:style-name="T51">CREATE</text:span></text:p>
      <text:p text:style-name="P47"><text:span text:style-name="T54">(</text:span><text:span text:style-name="T51">s1:</text:span><text:span text:style-name="T52">Š</text:span><text:span text:style-name="T51">kola {</text:span><text:span text:style-name="T55">naziv_skole</text:span><text:span text:style-name="T51">:'</text:span><text:span text:style-name="Strong_20_Emphasis"><text:span text:style-name="T55">Osnovna škola Ivana Gundulića - </text:span></text:span><text:span text:style-name="Strong_20_Emphasis"><text:span text:style-name="T56">Zagreb</text:span></text:span><text:span text:style-name="T51">', </text:span><text:span text:style-name="T53">id_skola:'zg_osig'</text:span><text:span text:style-name="T51">}),</text:span></text:p>
      <text:p text:style-name="P27"><text:span text:style-name="T55">(s</text:span><text:span text:style-name="T57">2</text:span><text:span text:style-name="T55">:</text:span><text:span text:style-name="T58">Š</text:span><text:span text:style-name="T55">kola {</text:span><text:span text:style-name="T59">naziv_skole</text:span><text:span text:style-name="T55">:'</text:span><text:span text:style-name="Strong_20_Emphasis"><text:span text:style-name="T55">Osnovna škola Matka Laginje - </text:span></text:span><text:span text:style-name="Strong_20_Emphasis"><text:span text:style-name="T56">Zagreb</text:span></text:span><text:span text:style-name="T55">', </text:span><text:span text:style-name="T60">id_skola:'zg_osml'</text:span><text:span text:style-name="T55">}),</text:span></text:p>
      <text:p text:style-name="P1"><text:span text:style-name="T55">(s</text:span><text:span text:style-name="T57">3</text:span><text:span text:style-name="T55">:Škola {naziv_skole:'</text:span><text:span text:style-name="Strong_20_Emphasis"><text:span text:style-name="T55">Osnovna škola </text:span></text:span><text:span text:style-name="Strong_20_Emphasis"><text:span text:style-name="T57">Bogumila Tonija - </text:span></text:span><text:span text:style-name="Strong_20_Emphasis"><text:span text:style-name="T56">Samobor</text:span></text:span><text:span text:style-name="T55">', </text:span><text:span text:style-name="T60">id_skola:'sam_osbt'</text:span><text:span text:style-name="T55">}),</text:span></text:p>
      <text:p text:style-name="P27"><text:span text:style-name="T72">(</text:span><text:span text:style-name="T55">s</text:span><text:span text:style-name="T57">4</text:span><text:span text:style-name="T55">:Škola {naziv_skole:'</text:span><text:span text:style-name="Strong_20_Emphasis"><text:span text:style-name="T55">Osnovna škola </text:span></text:span><text:span text:style-name="Strong_20_Emphasis"><text:span text:style-name="T57">Rude - </text:span></text:span><text:span text:style-name="Strong_20_Emphasis"><text:span text:style-name="T56">Samobor</text:span></text:span><text:span text:style-name="T55">', </text:span><text:span text:style-name="T60">id_skola:'sam_osr'</text:span><text:span text:style-name="T55">}</text:span><text:span text:style-name="T61">),</text:span></text:p>
      <text:p text:style-name="P1"><text:span text:style-name="T55">(s</text:span><text:span text:style-name="T57">5</text:span><text:span text:style-name="T55">:Škola {naziv_skole:'</text:span><text:span text:style-name="Strong_20_Emphasis"><text:span text:style-name="T55">Osnovna škola </text:span></text:span><text:span text:style-name="Strong_20_Emphasis"><text:span text:style-name="T57">Josipa Zorića – </text:span></text:span><text:span text:style-name="Strong_20_Emphasis"><text:span text:style-name="T56">Dugo Selo</text:span></text:span><text:span text:style-name="T55">', </text:span><text:span text:style-name="T60">id_skola:'ds_osjz'</text:span><text:span text:style-name="T55">}),</text:span></text:p>
      <text:p text:style-name="P27"><text:span text:style-name="T57">(s6:Škola {naziv_skole:'</text:span><text:span text:style-name="Strong_20_Emphasis"><text:span text:style-name="T57">Osnovna škola Ivan Benković – </text:span></text:span><text:span text:style-name="Strong_20_Emphasis"><text:span text:style-name="T56">Dugo Selo</text:span></text:span><text:span text:style-name="T57">', </text:span><text:span text:style-name="T60">id_skola:'ds_osib'</text:span><text:span text:style-name="T57">})</text:span></text:p>
      <text:p text:style-name="P18"/>
      <text:p text:style-name="P13">// Kreiranje lokacije škola</text:p>
      <text:p text:style-name="P19">CREATE</text:p>
      <text:p text:style-name="P19">(s1)-[:<text:span text:style-name="T89">SKOLA_</text:span>LOKACIJA]-&gt;(u1),</text:p>
      <text:p text:style-name="P11"><text:span text:style-name="T6">(s2)-[:LOKACIJA_</text:span><text:span text:style-name="T21">SKOLA</text:span><text:span text:style-name="T6">]-&gt;(u</text:span><text:span text:style-name="T7">2</text:span><text:span text:style-name="T6">),</text:span></text:p>
      <text:p text:style-name="P11"><text:span text:style-name="T6">(s3)-[:LOKACIJA_</text:span><text:span text:style-name="T21">SKOLA</text:span><text:span text:style-name="T6">]-&gt;(u</text:span><text:span text:style-name="T7">3</text:span><text:span text:style-name="T6">),</text:span></text:p>
      <text:p text:style-name="P11"><text:span text:style-name="T6">(s4)-[:LOKACIJA_</text:span><text:span text:style-name="T21">SKOLA</text:span><text:span text:style-name="T6">]-&gt;(u</text:span><text:span text:style-name="T7">4</text:span><text:span text:style-name="T6">),</text:span></text:p>
      <text:p text:style-name="P11"><text:span text:style-name="T6">(s5)-[:LOKACIJA_</text:span><text:span text:style-name="T21">SKOLA</text:span><text:span text:style-name="T6">]-&gt;(u</text:span><text:span text:style-name="T7">5</text:span><text:span text:style-name="T6">),</text:span></text:p>
      <text:p text:style-name="P11"><text:span text:style-name="T6">(s6)-[:LOKACIJA_</text:span><text:span text:style-name="T21">SKOLA</text:span><text:span text:style-name="T6">]-&gt;(u</text:span><text:span text:style-name="T7">6</text:span><text:span text:style-name="T6">)</text:span></text:p>
      <text:p text:style-name="P7"><text:span text:style-name="T26">// </text:span><text:span text:style-name="T23">Kreiranje policijskih postaja</text:span></text:p>
      <text:p text:style-name="P47"><text:span text:style-name="T62">CREATE</text:span></text:p>
      <text:p text:style-name="P47"><text:span text:style-name="T62">(</text:span><text:span text:style-name="T63">pp</text:span><text:span text:style-name="T62">1:</text:span><text:span text:style-name="T63">Policija</text:span><text:span text:style-name="T62"> {naziv_</text:span><text:span text:style-name="T63">postaje</text:span><text:span text:style-name="T62">:'</text:span><text:span text:style-name="Strong_20_Emphasis"><text:span text:style-name="T63">Prva </text:span></text:span><text:span text:style-name="Strong_20_Emphasis"><text:span text:style-name="T70">policijska postaja - Zagreb</text:span></text:span><text:span text:style-name="T62">', </text:span><text:span text:style-name="T60">id_</text:span><text:span text:style-name="T63">postaje</text:span><text:span text:style-name="T60">:'zg_</text:span><text:span text:style-name="T63">1pp</text:span><text:span text:style-name="T60">'</text:span><text:span text:style-name="T62">}),</text:span></text:p>
      <text:p text:style-name="P32"><text:span text:style-name="T62">(</text:span><text:span text:style-name="T63">pp2</text:span><text:span text:style-name="T62">:</text:span><text:span text:style-name="T63">Policija</text:span><text:span text:style-name="T62"> {naziv_</text:span><text:span text:style-name="T63">postaje</text:span><text:span text:style-name="T62">:'</text:span><text:span text:style-name="Strong_20_Emphasis"><text:span text:style-name="T63">Druga </text:span></text:span><text:span text:style-name="Strong_20_Emphasis"><text:span text:style-name="T70">policijska postaja - Samobor</text:span></text:span><text:span text:style-name="T62">', </text:span><text:span text:style-name="T60">id_</text:span><text:span text:style-name="T63">postaje</text:span><text:span text:style-name="T60">:'</text:span><text:span text:style-name="T63">sam</text:span><text:span text:style-name="T60">_</text:span><text:span text:style-name="T63">2pp</text:span><text:span text:style-name="T60">'</text:span><text:span text:style-name="T62">}),</text:span></text:p>
      <text:p text:style-name="P32"><text:span text:style-name="T62">(</text:span><text:span text:style-name="T63">pp3</text:span><text:span text:style-name="T62">:</text:span><text:span text:style-name="T63">Policija</text:span><text:span text:style-name="T62"> {naziv_</text:span><text:span text:style-name="T63">postaje</text:span><text:span text:style-name="T62">:'</text:span><text:span text:style-name="Strong_20_Emphasis"><text:span text:style-name="T63">Treća </text:span></text:span><text:span text:style-name="Strong_20_Emphasis"><text:span text:style-name="T70">policijska postaja – Dugo Selo</text:span></text:span><text:span text:style-name="T62">', </text:span><text:span text:style-name="T60">id_</text:span><text:span text:style-name="T63">postaje</text:span><text:span text:style-name="T60">:'</text:span><text:span text:style-name="T64">ds</text:span><text:span text:style-name="T60">_</text:span><text:span text:style-name="T63">3pp</text:span><text:span text:style-name="T60">'</text:span><text:span text:style-name="T62">}),</text:span></text:p>
      <text:p text:style-name="P22"/>
      <text:p text:style-name="P8"><text:span text:style-name="T23">// Kreiranje lokacije </text:span><text:span text:style-name="T24">policijskih postaja</text:span></text:p>
      <text:p text:style-name="P20">CREATE</text:p>
      <text:p text:style-name="P11"><text:span text:style-name="T6">(</text:span><text:span text:style-name="T18">pp</text:span><text:span text:style-name="T6">1)-[:LOKACIJA_</text:span><text:span text:style-name="T21">PP</text:span><text:span text:style-name="T6">]-&gt;(u1),</text:span></text:p>
      <text:p text:style-name="P11"><text:span text:style-name="T6">(</text:span><text:span text:style-name="T18">pp2</text:span><text:span text:style-name="T6">)-[:LOKACIJA_</text:span><text:span text:style-name="T21">PP</text:span><text:span text:style-name="T6">]-&gt;(u</text:span><text:span text:style-name="T18">3</text:span><text:span text:style-name="T6">),</text:span></text:p>
      <text:p text:style-name="P11"><text:span text:style-name="T6">(</text:span><text:span text:style-name="T18">pp3</text:span><text:span text:style-name="T6">)-[:LOKACIJA_</text:span><text:span text:style-name="T21">PP</text:span><text:span text:style-name="T6">]-&gt;(u</text:span><text:span text:style-name="T18">5</text:span><text:span text:style-name="T6">)</text:span></text:p>
      <text:p text:style-name="P15">// Kreiranje zdravstvenih ustanova</text:p>
      <text:p text:style-name="P47"><text:span text:style-name="T62">CREATE</text:span></text:p>
      <text:p text:style-name="P47"><text:span text:style-name="T62">(</text:span><text:span text:style-name="T65">z</text:span><text:span text:style-name="T66">dr</text:span><text:span text:style-name="T62">1:</text:span><text:span text:style-name="T65">Zdravstvo</text:span><text:span text:style-name="T62"> {naziv_</text:span><text:span text:style-name="T65">zdr</text:span><text:span text:style-name="T62">:'</text:span><text:span text:style-name="Strong_20_Emphasis"><text:span text:style-name="T65">K</text:span></text:span><text:span text:style-name="Strong_20_Emphasis"><text:span text:style-name="T71">linički bolnički centar </text:span></text:span><text:span text:style-name="Strong_20_Emphasis"><text:span text:style-name="T65">Zagreb</text:span></text:span><text:span text:style-name="T62">', </text:span><text:span text:style-name="T60">id_</text:span><text:span text:style-name="T65">zdr</text:span><text:span text:style-name="T60">:'zg_</text:span><text:span text:style-name="T65">KBC</text:span><text:span text:style-name="T60">'</text:span><text:span text:style-name="T62">}),</text:span></text:p>
      <text:p text:style-name="P2"><text:span text:style-name="T62">(</text:span><text:span text:style-name="T65">z</text:span><text:span text:style-name="T66">dr</text:span><text:span text:style-name="T65">2</text:span><text:span text:style-name="T62">:</text:span><text:span text:style-name="T65">Zdravstvo</text:span><text:span text:style-name="T62"> {naziv_</text:span><text:span text:style-name="T65">zdr</text:span><text:span text:style-name="T62">:'</text:span><text:span text:style-name="Strong_20_Emphasis"><text:span text:style-name="T65">D</text:span></text:span><text:span text:style-name="Strong_20_Emphasis"><text:span text:style-name="T71">om zdravlja </text:span></text:span><text:span text:style-name="Strong_20_Emphasis"><text:span text:style-name="T65">Samobor</text:span></text:span><text:span text:style-name="T62">', </text:span><text:span text:style-name="T60">id_</text:span><text:span text:style-name="T65">zdr</text:span><text:span text:style-name="T60">:'</text:span><text:span text:style-name="T65">sam</text:span><text:span text:style-name="T60">_</text:span><text:span text:style-name="T65">DZ</text:span><text:span text:style-name="T60">'</text:span><text:span text:style-name="T62">}),</text:span></text:p>
      <text:p text:style-name="P33"><text:span text:style-name="T62">(</text:span><text:span text:style-name="T65">z</text:span><text:span text:style-name="T66">dr</text:span><text:span text:style-name="T65">3</text:span><text:span text:style-name="T62">:</text:span><text:span text:style-name="T65">Zdravstvo</text:span><text:span text:style-name="T62"> {naziv_</text:span><text:span text:style-name="T65">zdr</text:span><text:span text:style-name="T62">:'</text:span><text:span text:style-name="Strong_20_Emphasis"><text:span text:style-name="T65">D</text:span></text:span><text:span text:style-name="Strong_20_Emphasis"><text:span text:style-name="T71">om zdravlja </text:span></text:span><text:span text:style-name="Strong_20_Emphasis"><text:span text:style-name="T65">Dugo selo</text:span></text:span><text:span text:style-name="T62">', </text:span><text:span text:style-name="T60">id_</text:span><text:span text:style-name="T65">zdr</text:span><text:span text:style-name="T60">:'</text:span><text:span text:style-name="T65">ds</text:span><text:span text:style-name="T60">_</text:span><text:span text:style-name="T65">DZ</text:span><text:span text:style-name="T60">'</text:span><text:span text:style-name="T62">})</text:span></text:p>
      <text:p text:style-name="P16">// Kreiranje lokacije zdravstvenih ustanova</text:p>
      <text:p text:style-name="P21">CREATE</text:p>
      <text:p text:style-name="P9"><text:span text:style-name="T6">(</text:span><text:span text:style-name="T19">z</text:span><text:span text:style-name="T20">dr</text:span><text:span text:style-name="T6">1)-[:LOKACIJA_</text:span><text:span text:style-name="T19">ZDR</text:span><text:span text:style-name="T6">]-&gt;(u</text:span><text:span text:style-name="T19">2</text:span><text:span text:style-name="T6">),</text:span></text:p>
      <text:p text:style-name="P11"><text:span text:style-name="T6">(</text:span><text:span text:style-name="T19">z</text:span><text:span text:style-name="T20">dr</text:span><text:span text:style-name="T18">2</text:span><text:span text:style-name="T6">)-[:LOKACIJA_</text:span><text:span text:style-name="T19">ZDR</text:span><text:span text:style-name="T6">]-&gt;(u</text:span><text:span text:style-name="T19">4</text:span><text:span text:style-name="T6">),</text:span></text:p>
      <text:p text:style-name="P11"><text:span text:style-name="T6">(</text:span><text:span text:style-name="T19">z</text:span><text:span text:style-name="T20">dr</text:span><text:span text:style-name="T18">3</text:span><text:span text:style-name="T6">)-[:LOKACIJA_</text:span><text:span text:style-name="T19">ZDR</text:span><text:span text:style-name="T6">]-&gt;(u</text:span><text:span text:style-name="T19">6</text:span><text:span text:style-name="T6">)</text:span></text:p>
      <text:p text:style-name="P15">// Kreiranje ustanova socijalne službe</text:p>
      <text:p text:style-name="P46"><text:span text:style-name="T43">CREATE</text:span></text:p>
      <text:p text:style-name="P46"><text:span text:style-name="T43">(</text:span><text:span text:style-name="T44">cz</text:span><text:span text:style-name="T45">ss</text:span><text:span text:style-name="T43">1:</text:span><text:span text:style-name="T45">Socijalna </text:span><text:span text:style-name="T43">{naziv_</text:span><text:span text:style-name="T45">soc</text:span><text:span text:style-name="T43">:'</text:span><text:span text:style-name="T46">Centar za socijalnu skrb Grada Zagreba</text:span><text:span text:style-name="T43">', </text:span><text:span text:style-name="T42">id_</text:span><text:span text:style-name="T44">cz</text:span><text:span text:style-name="T45">ss</text:span><text:span text:style-name="T42">:'zg_</text:span><text:span text:style-name="T44">czss</text:span><text:span text:style-name="T42">'</text:span><text:span text:style-name="T43">}),</text:span></text:p>
      <text:p text:style-name="P26"><text:span text:style-name="T62">(</text:span><text:span text:style-name="T67">cz</text:span><text:span text:style-name="T68">ss2</text:span><text:span text:style-name="T62">:</text:span><text:span text:style-name="T68">Socijalna </text:span><text:span text:style-name="T62">{naziv_</text:span><text:span text:style-name="T68">soc</text:span><text:span text:style-name="T62">:'</text:span><text:span text:style-name="T69">Centar za socijalnu skrb </text:span><text:span text:style-name="Strong_20_Emphasis"><text:span text:style-name="T68">Grada Samobora</text:span></text:span><text:span text:style-name="T62">', </text:span><text:span text:style-name="T60">id_</text:span><text:span text:style-name="T67">cz</text:span><text:span text:style-name="T68">ss</text:span><text:span text:style-name="T60">:'</text:span><text:span text:style-name="T68">sam</text:span><text:span text:style-name="T60">_</text:span><text:span text:style-name="T67">czss</text:span><text:span text:style-name="T60">'</text:span><text:span text:style-name="T62">}),</text:span></text:p>
      <text:p text:style-name="P26"><text:span text:style-name="T62">(</text:span><text:span text:style-name="T67">cz</text:span><text:span text:style-name="T68">ss3</text:span><text:span text:style-name="T62">:</text:span><text:span text:style-name="T68">Socijalna </text:span><text:span text:style-name="T62">{naziv_</text:span><text:span text:style-name="T68">soc</text:span><text:span text:style-name="T62">:'</text:span><text:span text:style-name="T69">Centar za socijalnu skrb </text:span><text:span text:style-name="Strong_20_Emphasis"><text:span text:style-name="T68">Grada Dugo Selo</text:span></text:span><text:span text:style-name="T62">', </text:span><text:span text:style-name="T60">id_</text:span><text:span text:style-name="T67">cz</text:span><text:span text:style-name="T68">ss</text:span><text:span text:style-name="T60">:'</text:span><text:span text:style-name="T68">ds</text:span><text:span text:style-name="T60">_</text:span><text:span text:style-name="T67">czss</text:span><text:span text:style-name="T60">'</text:span><text:span text:style-name="T62">})</text:span></text:p>
      <text:p text:style-name="P17">// Kreiranje lokacije ustanova socijalne službe</text:p>
      <text:p text:style-name="P21">CREATE</text:p>
      <text:p text:style-name="P29"><text:span text:style-name="T47">(</text:span><text:span text:style-name="T44">cz</text:span><text:span text:style-name="T45">ss1</text:span><text:span text:style-name="T47">)-[:LOKACIJA_</text:span><text:span text:style-name="T48">CZS</text:span><text:span text:style-name="T45">S</text:span><text:span text:style-name="T47">]-&gt;(u</text:span><text:span text:style-name="T45">1</text:span><text:span text:style-name="T47">),</text:span></text:p>
      <text:p text:style-name="P31"><text:soft-page-break/><text:span text:style-name="T47">(</text:span><text:span text:style-name="T44">cz</text:span><text:span text:style-name="T45">ss2</text:span><text:span text:style-name="T47">)-[:LOKACIJA_</text:span><text:span text:style-name="T48">CZS</text:span><text:span text:style-name="T45">S</text:span><text:span text:style-name="T47">]-&gt;(u</text:span><text:span text:style-name="T45">3</text:span><text:span text:style-name="T47">),</text:span></text:p>
      <text:p text:style-name="P31"><text:span text:style-name="T47">(</text:span><text:span text:style-name="T44">cz</text:span><text:span text:style-name="T45">ss3</text:span><text:span text:style-name="T47">)-[:LOKACIJA_</text:span><text:span text:style-name="T48">CZS</text:span><text:span text:style-name="T45">S</text:span><text:span text:style-name="T47">]-&gt;(u</text:span><text:span text:style-name="T45">5</text:span><text:span text:style-name="T47">)</text:span></text:p>
      <text:p text:style-name="P44"><text:span text:style-name="T83">// </text:span><text:span text:style-name="T84">Kreiranje djelatnika</text:span></text:p>
      <text:p text:style-name="P37">CREATE</text:p>
      <text:p text:style-name="P48"><text:span text:style-name="T73">(</text:span><text:span text:style-name="T74">z</text:span><text:span text:style-name="T73">d:'Zdravstveni djelatnik' {ime:'Bernardica', prezime:</text:span><text:span text:style-name="T75">'</text:span><text:span text:style-name="T73">Pavlić Pračić</text:span><text:span text:style-name="T75">', </text:span><text:span text:style-name="T73">zdr_dj_id:'zdr_001'}),</text:span></text:p>
      <text:p text:style-name="P37">(zd)-[:ZDRAVSTVENI_<text:span text:style-name="T95">DJELATNIK</text:span>]-&gt;(zdr<text:span text:style-name="T35">1</text:span>)</text:p>
      <text:p text:style-name="P37"/>
      <text:p text:style-name="P38">CREATE</text:p>
      <text:p text:style-name="P49"><text:span text:style-name="T73">(</text:span><text:span text:style-name="T76">p</text:span><text:span text:style-name="T73">d:'</text:span><text:span text:style-name="T76">Policijski </text:span><text:span text:style-name="T73">djelatnik' {ime:'</text:span><text:span text:style-name="T76">Jure</text:span><text:span text:style-name="T73">', prezime:</text:span><text:span text:style-name="T75">'</text:span><text:span text:style-name="T73">Pavlić</text:span><text:span text:style-name="T75">', </text:span><text:span text:style-name="T76">pol</text:span><text:span text:style-name="T73">_dj_id:'</text:span><text:span text:style-name="T76">pol</text:span><text:span text:style-name="T73">_001'}),</text:span></text:p>
      <text:p text:style-name="P49"><text:span text:style-name="T73">(</text:span><text:span text:style-name="T76">p</text:span><text:span text:style-name="T73">d)-[:</text:span><text:span text:style-name="T76">POLICIJSKI</text:span><text:span text:style-name="T73">_</text:span><text:span text:style-name="T77">DJELATNIK</text:span><text:span text:style-name="T73">]-&gt;(</text:span><text:span text:style-name="T76">pp</text:span><text:span text:style-name="T78">1</text:span><text:span text:style-name="T73">)</text:span></text:p>
      <text:p text:style-name="P37"/>
      <text:p text:style-name="P39">CREATE</text:p>
      <text:p text:style-name="P50"><text:span text:style-name="T73">(</text:span><text:span text:style-name="T79">s</text:span><text:span text:style-name="T73">d:'</text:span><text:span text:style-name="T79">Školski </text:span><text:span text:style-name="T73">djelatnik' {ime:'</text:span><text:span text:style-name="T79">Neda</text:span><text:span text:style-name="T73">', prezime:</text:span><text:span text:style-name="T75">'</text:span><text:span text:style-name="T79">Bilan</text:span><text:span text:style-name="T75">', </text:span><text:span text:style-name="T79">skol</text:span><text:span text:style-name="T73">_dj_id:'</text:span><text:span text:style-name="T79">skol</text:span><text:span text:style-name="T73">_001'}),</text:span></text:p>
      <text:p text:style-name="P50"><text:span text:style-name="T73">(</text:span><text:span text:style-name="T80">s</text:span><text:span text:style-name="T73">d)-[:</text:span><text:span text:style-name="T80">SKOLSKI</text:span><text:span text:style-name="T73">_</text:span><text:span text:style-name="T77">DJELATNIK</text:span><text:span text:style-name="T73">]-&gt;(</text:span><text:span text:style-name="T80">s1</text:span><text:span text:style-name="T73">)</text:span></text:p>
      <text:p text:style-name="P37"/>
      <text:p text:style-name="P40">CREATE</text:p>
      <text:p text:style-name="P51"><text:span text:style-name="T73">(</text:span><text:span text:style-name="T79">s</text:span><text:span text:style-name="T82">r</text:span><text:span text:style-name="T73">:'</text:span><text:span text:style-name="T81">Socijalni radnik</text:span><text:span text:style-name="T73">' {ime:'</text:span><text:span text:style-name="T81">Branko</text:span><text:span text:style-name="T73">', prezime:</text:span><text:span text:style-name="T75">'</text:span><text:span text:style-name="T81">Horvat</text:span><text:span text:style-name="T75">', </text:span><text:span text:style-name="T81">ss</text:span><text:span text:style-name="T73">_dj_id:'</text:span><text:span text:style-name="T81">ss</text:span><text:span text:style-name="T73">_001'}),</text:span></text:p>
      <text:p text:style-name="P51"><text:span text:style-name="T73">(</text:span><text:span text:style-name="T80">s</text:span><text:span text:style-name="T82">r</text:span><text:span text:style-name="T73">)-[:</text:span><text:span text:style-name="T81">SOCIJALNI</text:span><text:span text:style-name="T73">_</text:span><text:span text:style-name="T81">RADNIK</text:span><text:span text:style-name="T73">]-&gt;(</text:span><text:span text:style-name="T82">czs</text:span><text:span text:style-name="T80">s1</text:span><text:span text:style-name="T73">)</text:span></text:p>
      <text:p text:style-name="P36"/>
      <text:p text:style-name="P54">// Povezivanje osobe s lokacijom</text:p>
      <text:p text:style-name="P53">MATCH (o:Osoba), (u:Ulica)</text:p>
      <text:p text:style-name="P53">WHERE o.ulica=u.id_ulica</text:p>
      <text:p text:style-name="P53">CREATE (o)-[r:ZIVI_NA]-&gt;(u)</text:p>
      <text:p text:style-name="P53">RETURN type(r)</text:p>
      <text:p text:style-name="P14"/>
      <text:p text:style-name="P30"><text:span text:style-name="T49">// Kreiranje </text:span><text:span text:style-name="T50">rand</text:span></text:p>
      <text:p text:style-name="P21">randomUuid()</text:p>
      <text:p text:style-name="P15"/>
      <text:p text:style-name="P41"><text:span text:style-name="T87">// Brisanje svih podataka</text:span></text:p>
      <text:p text:style-name="P34">MATCH (n)</text:p>
      <text:p text:style-name="P34">DETACH DELETE n</text:p>
      <text:p text:style-name="P34"/>
      <text:p text:style-name="P35">// Vizualizacija<text:span text:style-name="T85"> SHEME</text:span></text:p>
      <text:p text:style-name="P52">CALL db.schema.visualiz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06:06:18.769906992</meta:creation-date>
    <dc:date>2022-06-19T10:42:54.670144385</dc:date>
    <meta:editing-duration>PT2H34M35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2" meta:paragraph-count="104" meta:word-count="313" meta:character-count="4078" meta:non-whitespace-character-count="3865"/>
  </office:meta>
</office:document-meta>
</file>